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1be" officeooo:paragraph-rsid="000b31be"/>
    </style:style>
    <style:style style:name="P2" style:family="paragraph" style:parent-style-name="Standard">
      <style:text-properties officeooo:rsid="000b31be" officeooo:paragraph-rsid="000ca4ee"/>
    </style:style>
    <style:style style:name="P3" style:family="paragraph" style:parent-style-name="Standard">
      <style:text-properties officeooo:rsid="000ca4ee" officeooo:paragraph-rsid="000ca4ee"/>
    </style:style>
    <style:style style:name="P4" style:family="paragraph" style:parent-style-name="Standard">
      <style:text-properties officeooo:rsid="000e7e1e" officeooo:paragraph-rsid="000e7e1e"/>
    </style:style>
    <style:style style:name="P5" style:family="paragraph" style:parent-style-name="Preformatted_20_Text">
      <style:text-properties officeooo:rsid="000b31be" officeooo:paragraph-rsid="00104b01"/>
    </style:style>
    <style:style style:name="T1" style:family="text">
      <style:text-properties officeooo:rsid="000b31be"/>
    </style:style>
    <style:style style:name="T2" style:family="text">
      <style:text-properties officeooo:rsid="000d9cce"/>
    </style:style>
    <style:style style:name="T3" style:family="text">
      <style:text-properties fo:font-variant="normal" fo:text-transform="none" fo:color="#2c2c2c" style:font-name="Open Sans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: <text:span text:style-name="T2">sudo <text:s/></text:span>dpkg-reconfigure phpmyadmin</text:p>
      <text:p text:style-name="P1"/>
      <text:p text:style-name="P1"/>
      <text:p text:style-name="P1">User : phpmyadmin</text:p>
      <text:p text:style-name="P3">datenbank: <text:span text:style-name="T1"><text:s/>phpmyadmin</text:span></text:p>
      <text:p text:style-name="P1">phpmyadmin – Hypo0815</text:p>
      <text:p text:style-name="P2">debian-sys-maint<text:tab/><text:tab/></text:p>
      <text:p text:style-name="P2"/>
      <text:p text:style-name="P2"><text:span text:style-name="T3">$sudo mysql -u root </text:span><text:line-break/><text:span text:style-name="T3">[mysql] use mysql; </text:span><text:line-break/><text:span text:style-name="T3">[mysql] update user set plugin='' where User='root'; </text:span><text:line-break/><text:span text:style-name="T3">[mysql] flush privileges; </text:span><text:line-break/><text:span text:style-name="T3">[mysql] \q</text:span><text:line-break/></text:p>
      <text:p text:style-name="P2"/>
      <text:p text:style-name="P4">Error: JDBC driver (via the serverTimezone configuration property</text:p>
      <text:p text:style-name="P1"><text:a xlink:type="simple" xlink:href="https://medium.com/@FranckPachot/adding-jdbc-driver-property-in-sql-developer-connecting-to-mysql-387886a18086" text:style-name="Internet_20_link" text:visited-style-name="Visited_20_Internet_20_Link">https://medium.com/@FranckPachot/adding-jdbc-driver-property-in-sql-developer-connecting-to-mysql-387886a18086</text:a></text:p>
      <text:p text:style-name="P1"/>
      <text:p text:style-name="P5"><text:span text:style-name="Source_20_Text">GRANT ALL PRIVILEGES on *.* TO `debian-sys-maint`@`localhost` IDENTIFIED BY 'your password' WITH GRANT OPTION;</text:span></text:p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40:50.654995906</meta:creation-date>
    <meta:generator>LibreOffice/6.0.7.3$Linux_X86_64 LibreOffice_project/00m0$Build-3</meta:generator>
    <dc:date>2019-06-30T14:02:21.070253576</dc:date>
    <meta:editing-duration>PT51M22S</meta:editing-duration>
    <meta:editing-cycles>6</meta:editing-cycles>
    <meta:document-statistic meta:table-count="0" meta:image-count="0" meta:object-count="0" meta:page-count="1" meta:paragraph-count="9" meta:word-count="54" meta:character-count="536" meta:non-whitespace-character-count="481"/>
  </office:meta>
</office:document-meta>
</file>